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2217in"/>
    </style:style>
    <style:style style:name="co4" style:family="table-column">
      <style:table-column-properties fo:break-before="auto" style:column-width="0.2366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58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3/02/2023</text:date>, <text:time>03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03-02T03:10:48.51</dc:date>
    <meta:editing-duration>PT15H48M42S</meta:editing-duration>
    <meta:editing-cycles>9</meta:editing-cycles>
    <meta:generator>OpenOffice/4.1.12$Win32 OpenOffice.org_project/4112m1$Build-9809</meta:generator>
    <meta:document-statistic meta:table-count="1" meta:cell-count="503" meta:object-count="0"/>
  </office:meta>
</office:document-meta>
</file>